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Default_1">
            <text:p>Порядок изменений:</text:p>
          </table:table-cell>
          <table:table-cell table:number-columns-repeated="8"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наклон</text:p>
          </table:table-cell>
          <table:table-cell office:value-type="string" table:style-name="Default_1">
            <text:p>скорость</text:p>
          </table:table-cell>
          <table:table-cell office:value-type="string" table:style-name="Default_1">
            <text:p>высота</text:p>
          </table:table-cell>
          <table:table-cell table:number-columns-repeated="6" table:style-name="Default_1"/>
          <table:table-cell table:number-columns-repeated="16375"/>
        </table:table-row>
        <table:table-row table:style-name="ro1">
          <table:table-cell table:number-columns-repeated="9"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Наклон</text:p>
          </table:table-cell>
          <table:table-cell office:value-type="float" office:value="0" table:style-name="Default_1">
            <text:p>0</text:p>
          </table:table-cell>
          <table:table-cell office:value-type="float" office:value="-1" table:style-name="Default_1">
            <text:p>-1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Скорость</text:p>
          </table:table-cell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office:value-type="float" office:value="3" table:style-name="Default_1">
            <text:p>3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Высота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Default_1">
            <text:p>разбился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table:number-columns-repeated="9"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Наклон</text:p>
          </table:table-cell>
          <table:table-cell office:value-type="float" office:value="0" table:style-name="Default_1">
            <text:p>0</text:p>
          </table:table-cell>
          <table:table-cell office:value-type="float" office:value="-1" table:style-name="Default_1">
            <text:p>-1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-1" table:style-name="Default_1">
            <text:p>-1</text:p>
          </table:table-cell>
          <table:table-cell office:value-type="float" office:value="0" table:style-name="Default_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Default_1">
            <text:p>Скорость</text:p>
          </table:table-cell>
          <table:table-cell office:value-type="float" office:value="1" table:style-name="Default_1">
            <text:p>1</text:p>
          </table:table-cell>
          <table:table-cell office:value-type="float" office:value="3" table:style-name="Default_1">
            <text:p>3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3" table:style-name="Default_1">
            <text:p>3</text:p>
          </table:table-cell>
          <table:table-cell office:value-type="float" office:value="3" table:style-name="Default_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Default_1">
            <text:p>Высота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office:value-type="float" office:value="3" table:style-name="Default_1">
            <text:p>3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3" table:style-name="Default_1">
            <text:p>3</text:p>
          </table:table-cell>
          <table:table-cell table:number-columns-repeated="16375"/>
        </table:table-row>
        <table:table-row table:style-name="ro1">
          <table:table-cell table:number-columns-repeated="9"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Порядок изменений:</text:p>
          </table:table-cell>
          <table:table-cell table:number-columns-repeated="8"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скорость</text:p>
          </table:table-cell>
          <table:table-cell office:value-type="string" table:style-name="Default_1">
            <text:p>наклон</text:p>
          </table:table-cell>
          <table:table-cell office:value-type="string" table:style-name="Default_1">
            <text:p>высота</text:p>
          </table:table-cell>
          <table:table-cell table:number-columns-repeated="6" table:style-name="Default_1"/>
          <table:table-cell table:number-columns-repeated="16375"/>
        </table:table-row>
        <table:table-row table:style-name="ro1">
          <table:table-cell table:number-columns-repeated="9"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Скорость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3" table:style-name="Default_1">
            <text:p>3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Наклон</text:p>
          </table:table-cell>
          <table:table-cell office:value-type="float" office:value="0" table:style-name="Default_1">
            <text:p>0</text:p>
          </table:table-cell>
          <table:table-cell office:value-type="float" office:value="-1" table:style-name="Default_1">
            <text:p>-1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-1" table:style-name="Default_1">
            <text:p>-1</text:p>
          </table:table-cell>
          <table:table-cell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Высота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office:value-type="float" office:value="3" table:style-name="Default_1">
            <text:p>3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table:style-name="Default_1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Тесты_2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2">
          <table:table-cell office:value-type="string" table:style-name="ce2">
            <text:p>ВЕРТ</text:p>
            <text:p>СКОРОСТЬ</text:p>
          </table:table-cell>
          <table:table-cell office:value-type="string" table:style-name="ce2">
            <text:p>смена гор.</text:p>
            <text:p>скорости</text:p>
          </table:table-cell>
          <table:table-cell table:style-name="Default_1"/>
          <table:table-cell office:value-type="string" table:style-name="ce2">
            <text:p>ГОРИЗОНТ. СКОРОСТЬ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-2" table:style-name="ce2">
            <text:p>-2</text:p>
          </table:table-cell>
          <table:table-cell table:style-name="Default_1"/>
          <table:table-cell office:value-type="string" table:style-name="ce2">
            <text:p>смена верт. скорости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2" table:style-name="ce2">
            <text:p>-2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table:number-columns-repeated="7" table:style-name="Default_1"/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7" table:style-name="Default_1"/>
          <table:table-cell table:number-columns-repeated="16375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1" table:style-name="ce2">
            <text:p>1</text:p>
          </table:table-cell>
          <table:table-cell table:number-columns-repeated="7" table:style-name="Default_1"/>
          <table:table-cell table:number-columns-repeated="16375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2" table:style-name="ce2">
            <text:p>2</text:p>
          </table:table-cell>
          <table:table-cell table:number-columns-repeated="7" table:style-name="Default_1"/>
          <table:table-cell table:number-columns-repeated="16375"/>
        </table:table-row>
        <table:table-row table:style-name="ro1">
          <table:table-cell table:number-columns-repeated="9" table:style-name="Default_1"/>
          <table:table-cell table:number-columns-repeated="16375"/>
        </table:table-row>
        <table:table-row table:style-name="ro1">
          <table:table-cell office:value-type="string" table:style-name="ce2">
            <text:p>ВЫСОТА</text:p>
          </table:table-cell>
          <table:table-cell table:number-columns-repeated="8" table:style-name="Default_1"/>
          <table:table-cell table:number-columns-repeated="16375"/>
        </table:table-row>
        <table:table-row table:style-name="ro1">
          <table:table-cell office:value-type="string" table:style-name="ce2">
            <text:p>вылет</text:p>
          </table:table-cell>
          <table:table-cell table:number-columns-repeated="8" table:style-name="Default_1"/>
          <table:table-cell table:number-columns-repeated="16375"/>
        </table:table-row>
        <table:table-row table:style-name="ro1">
          <table:table-cell office:value-type="float" office:value="6" table:style-name="ce2">
            <text:p>6</text:p>
          </table:table-cell>
          <table:table-cell table:number-columns-repeated="8" table:style-name="Default_1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table:number-columns-repeated="8" table:style-name="Default_1"/>
          <table:table-cell table:number-columns-repeated="16375"/>
        </table:table-row>
        <table:table-row table:style-name="ro1">
          <table:table-cell office:value-type="float" office:value="4" table:style-name="ce2">
            <text:p>4</text:p>
          </table:table-cell>
          <table:table-cell table:number-columns-repeated="8" table:style-name="Default_1"/>
          <table:table-cell table:number-columns-repeated="16375"/>
        </table:table-row>
        <table:table-row table:style-name="ro1">
          <table:table-cell office:value-type="float" office:value="3" table:style-name="ce2">
            <text:p>3</text:p>
          </table:table-cell>
          <table:table-cell table:number-columns-repeated="8" table:style-name="Default_1"/>
          <table:table-cell table:number-columns-repeated="16375"/>
        </table:table-row>
        <table:table-row table:style-name="ro1">
          <table:table-cell office:value-type="float" office:value="2" table:style-name="ce2">
            <text:p>2</text:p>
          </table:table-cell>
          <table:table-cell table:number-columns-repeated="8" table:style-name="Default_1"/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table:number-columns-repeated="8" table:style-name="Default_1"/>
          <table:table-cell table:number-columns-repeated="16375"/>
        </table:table-row>
        <table:table-row table:style-name="ro1">
          <table:table-cell office:value-type="string" table:style-name="ce2">
            <text:p>разбился</text:p>
          </table:table-cell>
          <table:table-cell table:number-columns-repeated="8" table:style-name="Default_1"/>
          <table:table-cell table:number-columns-repeated="16375"/>
        </table:table-row>
        <table:table-row table:style-name="ro1">
          <table:table-cell table:number-columns-repeated="9" table:style-name="Default_1"/>
          <table:table-cell table:number-columns-repeated="16375"/>
        </table:table-row>
        <table:table-row table:style-name="ro1">
          <table:table-cell table:style-name="ce1"/>
          <table:table-cell office:value-type="string" table:style-name="Default_1">
            <text:p>Порядок изменений:</text:p>
          </table:table-cell>
          <table:table-cell table:number-columns-repeated="7" table:style-name="Default_1"/>
          <table:table-cell table:number-columns-repeated="16375"/>
        </table:table-row>
        <table:table-row table:style-name="ro1">
          <table:table-cell office:value-type="string" table:style-name="ce1">
            <text:p>Что:</text:p>
          </table:table-cell>
          <table:table-cell office:value-type="string" table:style-name="Default_1">
            <text:p>Гор ск</text:p>
          </table:table-cell>
          <table:table-cell office:value-type="string" table:style-name="Default_1">
            <text:p>верт ск</text:p>
          </table:table-cell>
          <table:table-cell office:value-type="string" table:style-name="Default_1">
            <text:p>высота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office:value-type="string" table:style-name="ce1">
            <text:p>Откуда:</text:p>
          </table:table-cell>
          <table:table-cell office:value-type="string" table:style-name="ce1">
            <text:p>Верт ск</text:p>
          </table:table-cell>
          <table:table-cell office:value-type="string" table:style-name="ce1">
            <text:p>гор скорость</text:p>
          </table:table-cell>
          <table:table-cell office:value-type="string" table:style-name="Default_1">
            <text:p>верт скор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table:number-columns-repeated="9"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Гор ск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верт ск</text:p>
          </table:table-cell>
          <table:table-cell office:value-type="float" office:value="0" table:style-name="Default_1">
            <text:p>0</text:p>
          </table:table-cell>
          <table:table-cell office:value-type="float" office:value="-1" table:style-name="Default_1">
            <text:p>-1</text:p>
          </table:table-cell>
          <table:table-cell office:value-type="float" office:value="-1" table:style-name="Default_1">
            <text:p>-1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-1" table:style-name="Default_1">
            <text:p>-1</text:p>
          </table:table-cell>
          <table:table-cell table:style-name="Default_1"/>
          <table:table-cell table:number-columns-repeated="16375"/>
        </table:table-row>
        <table:table-row table:style-name="ro1">
          <table:table-cell office:value-type="string" table:style-name="Default_1">
            <text:p>Высота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3" table:style-name="Default_1">
            <text:p>3</text:p>
          </table:table-cell>
          <table:table-cell office:value-type="float" office:value="4" table:style-name="Default_1">
            <text:p>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table:style-name="Default_1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Гор ск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верт ск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Высота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Тесты_3" table:style-name="ta2">
        <table:table-column table:style-name="co2" table:number-columns-repeated="16384" table:default-cell-style-name="ce1"/>
        <table:table-row table:style-name="ro3">
          <table:table-cell office:value-type="string" table:style-name="ce2">
            <text:p>ВЕРТ</text:p>
            <text:p>СКОРОСТЬ</text:p>
          </table:table-cell>
          <table:table-cell office:value-type="string" table:style-name="ce2">
            <text:p>смена гор.</text:p>
            <text:p>скорости</text:p>
          </table:table-cell>
          <table:table-cell table:style-name="ce1"/>
          <table:table-cell office:value-type="string" table:style-name="ce2">
            <text:p>ГОРИЗОНТ. СКОРОСТЬ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float" office:value="-3" table:style-name="ce2">
            <text:p>-3</text:p>
          </table:table-cell>
          <table:table-cell table:style-name="ce1"/>
          <table:table-cell office:value-type="string" table:style-name="ce2">
            <text:p>смена верт. скорости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2" table:style-name="ce2">
            <text:p>-2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3" table:style-name="ce2">
            <text:p>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ВЫСОТА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вылет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разбился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Порядок изменений: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Что:</text:p>
          </table:table-cell>
          <table:table-cell office:value-type="string" table:style-name="ce1">
            <text:p>верт ск</text:p>
          </table:table-cell>
          <table:table-cell office:value-type="string" table:style-name="ce1">
            <text:p>Гор ск</text:p>
          </table:table-cell>
          <table:table-cell office:value-type="string" table:style-name="ce1">
            <text:p>высота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ткуда:</text:p>
          </table:table-cell>
          <table:table-cell office:value-type="string" table:style-name="ce1">
            <text:p>гор скорость</text:p>
          </table:table-cell>
          <table:table-cell office:value-type="string" table:style-name="ce1">
            <text:p>Верт ск</text:p>
          </table:table-cell>
          <table:table-cell office:value-type="string" table:style-name="ce1">
            <text:p>верт скор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верт ск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Гор ск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ысота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верт ск</text:p>
          </table:table-cell>
          <table:table-cell office:value-type="float" office:value="-1" table:style-name="ce1">
            <text:p>-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ор ск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ысота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верт ск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ор ск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ысота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User</dc:creator>
    <meta:creation-date>2025-12-18T23:23:36Z</meta:creation-date>
    <dc:date>2026-03-24T04:28:03Z</dc:date>
    <meta:editing-cycles>36</meta:editing-cycles>
    <meta:editing-duration>PT1756S</meta:editing-duration>
  </office:meta>
</office:document-meta>
</file>